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2c75"/>
    </style:style>
    <style:style style:name="P2" style:family="paragraph" style:parent-style-name="Standard">
      <style:text-properties officeooo:rsid="0002d5e0"/>
    </style:style>
    <style:style style:name="P3" style:family="paragraph" style:parent-style-name="Standard">
      <style:text-properties officeooo:rsid="0002d5e0" officeooo:paragraph-rsid="0002d5e0"/>
    </style:style>
    <style:style style:name="P4" style:family="paragraph" style:parent-style-name="Standard">
      <style:text-properties officeooo:rsid="000705fc" officeooo:paragraph-rsid="000705fc"/>
    </style:style>
    <style:style style:name="P5" style:family="paragraph" style:parent-style-name="Standard">
      <style:text-properties officeooo:rsid="00042c75" officeooo:paragraph-rsid="00042c75"/>
    </style:style>
    <style:style style:name="T1" style:family="text">
      <style:text-properties officeooo:rsid="00042c75"/>
    </style:style>
    <style:style style:name="T2" style:family="text">
      <style:text-properties officeooo:rsid="0005a034"/>
    </style:style>
    <style:style style:name="T3" style:family="text">
      <style:text-properties officeooo:rsid="00074720"/>
    </style:style>
    <style:style style:name="T4" style:family="text">
      <style:text-properties officeooo:rsid="00075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3-08-29 13:13</text:p>
      <text:p text:style-name="P3">Anwesend: Bent, Tanja, Robin<text:tab/><text:span text:style-name="T3">Verspätet: Dennis</text:span></text:p>
      <text:p text:style-name="P3"/>
      <text:p text:style-name="P4">Bent: notfalls Damage übernehmen wenn <text:span text:style-name="T4">vonn Flo</text:span> nix kommt</text:p>
      <text:p text:style-name="P3"/>
      <text:p text:style-name="P1"><text:span text:style-name="T1">Tanja: Health GUI</text:span><text:span text:style-name="T2">-</text:span><text:span text:style-name="T1">Grafiken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9S</meta:editing-duration>
    <meta:editing-cycles>9</meta:editing-cycles>
    <meta:generator>LibreOffice/4.0.2.2$Windows_x86 LibreOffice_project/4c82dcdd6efcd48b1d8bba66bfe1989deee49c3</meta:generator>
    <dc:date>2013-09-04T23:47:42.35</dc:date>
    <dc:creator>Robin C. Ladiges</dc:creator>
    <meta:document-statistic meta:table-count="0" meta:image-count="0" meta:object-count="0" meta:page-count="1" meta:paragraph-count="4" meta:word-count="20" meta:character-count="144" meta:non-whitespace-character-count="128"/>
    <meta:user-defined meta:name="Info 1"/>
    <meta:user-defined meta:name="Info 2"/>
    <meta:user-defined meta:name="Info 3"/>
    <meta:user-defined meta:name="Info 4"/>
  </office:meta>
</office:document-meta>
</file>